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318c7" officeooo:paragraph-rsid="000318c7"/>
    </style:style>
    <style:style style:name="P2" style:family="paragraph" style:parent-style-name="Standard">
      <style:text-properties officeooo:rsid="000318c7" officeooo:paragraph-rsid="000318c7"/>
    </style:style>
    <style:style style:name="P3" style:family="paragraph" style:parent-style-name="Standard" style:list-style-name="L2">
      <style:text-properties officeooo:rsid="000318c7" officeooo:paragraph-rsid="000318c7"/>
    </style:style>
    <style:style style:name="P4" style:family="paragraph" style:parent-style-name="Standard" style:list-style-name="L2">
      <style:text-properties officeooo:paragraph-rsid="000318c7"/>
    </style:style>
    <style:style style:name="P5" style:family="paragraph" style:parent-style-name="Standard">
      <style:text-properties officeooo:rsid="00042216" officeooo:paragraph-rsid="00042216"/>
    </style:style>
    <style:style style:name="P6" style:family="paragraph" style:parent-style-name="Standard" style:list-style-name="L1">
      <style:text-properties officeooo:rsid="00042216" officeooo:paragraph-rsid="00042216"/>
    </style:style>
    <style:style style:name="P7" style:family="paragraph" style:parent-style-name="Standard" style:list-style-name="L1">
      <style:text-properties officeooo:rsid="000487af" officeooo:paragraph-rsid="000487af"/>
    </style:style>
    <style:style style:name="P8" style:family="paragraph" style:parent-style-name="Standard" style:list-style-name="L1">
      <style:text-properties officeooo:rsid="0004c427" officeooo:paragraph-rsid="0006527c"/>
    </style:style>
    <style:style style:name="P9" style:family="paragraph" style:parent-style-name="Standard">
      <style:text-properties officeooo:rsid="0008a8f5" officeooo:paragraph-rsid="0008a8f5"/>
    </style:style>
    <style:style style:name="P10" style:family="paragraph" style:parent-style-name="Standard" style:list-style-name="L1">
      <style:text-properties officeooo:rsid="0008a8f5" officeooo:paragraph-rsid="0008a8f5"/>
    </style:style>
    <style:style style:name="T1" style:family="text">
      <style:text-properties officeooo:rsid="000318c7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924521419096106962" text:style-name="L1">
        <text:list-item>
          <text:p text:style-name="P1">Introduction</text:p>
          <text:list>
            <text:list-item>
              <text:p text:style-name="P1">Is Git Hard?</text:p>
            </text:list-item>
            <text:list-item>
              <text:p text:style-name="P1">Branching</text:p>
            </text:list-item>
            <text:list-item>
              <text:p text:style-name="P1">Why Use the Command Line</text:p>
            </text:list-item>
          </text:list>
        </text:list-item>
        <text:list-item>
          <text:p text:style-name="P1">Contents</text:p>
        </text:list-item>
        <text:list-item>
          <text:p text:style-name="P1">Installing Git</text:p>
        </text:list-item>
        <text:list-item>
          <text:p text:style-name="P1">Configuring Git</text:p>
        </text:list-item>
        <text:list-item>
          <text:p text:style-name="P1">Setup GitHub</text:p>
        </text:list-item>
        <text:list-item>
          <text:p text:style-name="P8">Workflow</text:p>
        </text:list-item>
        <text:list-item>
          <text:p text:style-name="P7">Cloning a Repository</text:p>
        </text:list-item>
        <text:list-item>
          <text:p text:style-name="P1">Definitions</text:p>
        </text:list-item>
        <text:list-item>
          <text:p text:style-name="P1">Git Areas</text:p>
        </text:list-item>
        <text:list-item>
          <text:p text:style-name="P1">Document Life-cycle</text:p>
        </text:list-item>
        <text:list-item>
          <text:p text:style-name="P6">Remotes Explained</text:p>
        </text:list-item>
        <text:list-item>
          <text:p text:style-name="P1">Pushing to GitHub</text:p>
        </text:list-item>
        <text:list-item>
          <text:p text:style-name="P1">$ git status</text:p>
        </text:list-item>
        <text:list-item>
          <text:p text:style-name="P1">$ git add</text:p>
        </text:list-item>
        <text:list-item>
          <text:p text:style-name="P1">$ git commit – I have it twice</text:p>
        </text:list-item>
        <text:list-item>
          <text:p text:style-name="P10">Shortcuts</text:p>
        </text:list-item>
      </text:list>
      <text:p text:style-name="P2"/>
      <text:p text:style-name="P2"/>
      <text:p text:style-name="P2">Unplaced</text:p>
      <text:list xml:id="list5164678335599739838" text:style-name="L2">
        <text:list-item>
          <text:p text:style-name="P4"><text:span text:style-name="T1">Remotes explained</text:span></text:p>
          <text:list>
            <text:list-item>
              <text:p text:style-name="P3">Explicitely add a remote</text:p>
            </text:list-item>
            <text:list-item>
              <text:p text:style-name="P3">Show the remote</text:p>
            </text:list-item>
          </text:list>
        </text:list-item>
        <text:list-item>
          <text:p text:style-name="P3">git pull</text:p>
        </text:list-item>
      </text:list>
      <text:p text:style-name="P2">&gt; Git tools</text:p>
      <text:p text:style-name="P2"/>
      <text:p text:style-name="P5">TOOLS</text:p>
      <text:p text:style-name="P5">Git Cola</text:p>
      <text:p text:style-name="P5">Meld</text:p>
      <text:p text:style-name="P5">command line v GUI</text:p>
      <text:p text:style-name="P5"/>
      <text:p text:style-name="P5"/>
      <text:p text:style-name="P5">Best Practices</text:p>
      <text:p text:style-name="P5">groups develope their own</text:p>
      <text:p text:style-name="P5">when working with others, make a formal agreement on how you will commit including things like branching, merging and messages</text:p>
      <text:p text:style-name="P5">don't walk away from your computer without committing</text:p>
      <text:p text:style-name="P5">make commits atomic</text:p>
      <text:p text:style-name="P5"/>
      <text:p text:style-name="P5"/>
      <text:p text:style-name="P5">Git GUI Tools</text:p>
      <text:p text:style-name="P5">https://git-scm.com/downloads/guis</text:p>
      <text:p text:style-name="P5"/>
      <text:p text:style-name="P5"/>
      <text:p text:style-name="P9">Next Post</text:p>
      <text:p text:style-name="P9">.gitignore</text:p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6T07:28:14.590401216</meta:creation-date>
    <dc:date>2016-07-16T08:06:22.206571511</dc:date>
    <meta:editing-duration>PT27M47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2" meta:paragraph-count="38" meta:word-count="135" meta:character-count="737" meta:non-whitespace-character-count="662"/>
  </office:meta>
</office:document-meta>
</file>